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24aae8" officeooo:paragraph-rsid="001763a1"/>
    </style:style>
    <style:style style:name="P2" style:family="paragraph" style:parent-style-name="Text_20_body">
      <style:text-properties officeooo:rsid="003a3525" officeooo:paragraph-rsid="001763a1"/>
    </style:style>
    <style:style style:name="P3" style:family="paragraph" style:parent-style-name="Contents_20_Heading">
      <style:text-properties officeooo:paragraph-rsid="001763a1"/>
    </style:style>
    <style:style style:name="P4" style:family="paragraph" style:parent-style-name="Contents_20_Heading">
      <style:text-properties officeooo:rsid="005b1918" officeooo:paragraph-rsid="001763a1"/>
    </style:style>
    <style:style style:name="P5" style:family="paragraph" style:parent-style-name="Standard">
      <style:text-properties style:text-underline-style="solid" style:text-underline-width="auto" style:text-underline-color="font-color" officeooo:rsid="00173104" officeooo:paragraph-rsid="0019b3ce"/>
    </style:style>
    <style:style style:name="P6" style:family="paragraph" style:parent-style-name="Standard">
      <style:text-properties style:text-underline-style="solid" style:text-underline-width="auto" style:text-underline-color="font-color" officeooo:rsid="00171eda" officeooo:paragraph-rsid="0019b3ce"/>
    </style:style>
    <style:style style:name="P7" style:family="paragraph" style:parent-style-name="Standard">
      <style:text-properties style:text-underline-style="solid" style:text-underline-width="auto" style:text-underline-color="font-color" officeooo:rsid="0018491a" officeooo:paragraph-rsid="0019b3ce"/>
    </style:style>
    <style:style style:name="P8" style:family="paragraph" style:parent-style-name="Standard" style:list-style-name="L1">
      <style:text-properties officeooo:rsid="0015d37e" officeooo:paragraph-rsid="0019b3ce"/>
    </style:style>
    <style:style style:name="P9" style:family="paragraph" style:parent-style-name="Standard" style:list-style-name="L1">
      <style:text-properties officeooo:rsid="00171eda" officeooo:paragraph-rsid="0019b3ce"/>
    </style:style>
    <style:style style:name="P10" style:family="paragraph" style:parent-style-name="Standard">
      <style:text-properties officeooo:rsid="00171eda" officeooo:paragraph-rsid="0019b3ce"/>
    </style:style>
    <style:style style:name="P11" style:family="paragraph" style:parent-style-name="Standard" style:list-style-name="L1">
      <style:text-properties officeooo:rsid="001bdf05" officeooo:paragraph-rsid="0019b3ce"/>
    </style:style>
    <style:style style:name="P12" style:family="paragraph" style:parent-style-name="Standard">
      <style:text-properties fo:font-style="italic" officeooo:rsid="001b80aa" officeooo:paragraph-rsid="0019b3ce" style:font-style-asian="italic" style:font-style-complex="italic"/>
    </style:style>
    <style:style style:name="P13" style:family="paragraph" style:parent-style-name="Standard">
      <style:text-properties officeooo:rsid="0018491a" officeooo:paragraph-rsid="0019b3ce"/>
    </style:style>
    <style:style style:name="P14" style:family="paragraph" style:parent-style-name="Standard">
      <style:text-properties officeooo:rsid="001b80aa" officeooo:paragraph-rsid="0019b3ce"/>
    </style:style>
    <style:style style:name="P15" style:family="paragraph" style:parent-style-name="Standard">
      <style:text-properties fo:font-weight="bold" officeooo:rsid="0018491a" officeooo:paragraph-rsid="0019b3ce" style:font-weight-asian="bold" style:font-weight-complex="bold"/>
    </style:style>
    <style:style style:name="P16" style:family="paragraph" style:parent-style-name="Standard">
      <style:text-properties officeooo:rsid="00173104" officeooo:paragraph-rsid="0019b3ce"/>
    </style:style>
    <style:style style:name="P17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officeooo:rsid="001c25d6" officeooo:paragraph-rsid="001a75d3"/>
    </style:style>
    <style:style style:name="P18" style:family="paragraph" style:parent-style-name="Text_20_body">
      <style:text-properties officeooo:rsid="0018c540" officeooo:paragraph-rsid="0018c540"/>
    </style:style>
    <style:style style:name="P19" style:family="paragraph" style:parent-style-name="Text_20_body">
      <style:text-properties officeooo:rsid="0018c540" officeooo:paragraph-rsid="001a75d3"/>
    </style:style>
    <style:style style:name="P20" style:family="paragraph" style:parent-style-name="Text_20_body">
      <style:paragraph-properties fo:break-before="page"/>
      <style:text-properties officeooo:rsid="0018c540" officeooo:paragraph-rsid="001a75d3"/>
    </style:style>
    <style:style style:name="P21" style:family="paragraph" style:parent-style-name="Text_20_body">
      <style:paragraph-properties fo:break-before="page"/>
      <style:text-properties officeooo:rsid="001a75d3" officeooo:paragraph-rsid="001a75d3"/>
    </style:style>
    <style:style style:name="T1" style:family="text">
      <style:text-properties fo:font-style="italic" style:text-underline-style="solid" style:text-underline-width="auto" style:text-underline-color="font-color" officeooo:rsid="00375831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5b1918" style:font-style-asian="italic" style:font-weight-asian="bold" style:font-style-complex="italic" style:font-weight-complex="bold"/>
    </style:style>
    <style:style style:name="T4" style:family="text">
      <style:text-properties style:text-underline-style="none" officeooo:rsid="00375831"/>
    </style:style>
    <style:style style:name="T5" style:family="text">
      <style:text-properties style:text-underline-style="solid" style:text-underline-width="auto" style:text-underline-color="font-color" fo:font-weight="bold" officeooo:rsid="005b1918" style:font-weight-asian="bold" style:font-weight-complex="bold"/>
    </style:style>
    <style:style style:name="T6" style:family="text">
      <style:text-properties officeooo:rsid="0018491a"/>
    </style:style>
    <style:style style:name="T7" style:family="text">
      <style:text-properties officeooo:rsid="001a75d3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uestions</text:p>
      <text:p text:style-name="P1"><text:span text:style-name="T1">Also find out who cares most about metadata in a database, is it the end-user or developers? </text:span><text:span text:style-name="T4"><text:s/></text:span><text:span text:style-name="T5">Answer – discussed with Prof Sharma and he suggested that the DBA or DB architect / back-end database operators are the ones mostly interested in the metadata that is produced by the database.</text:span></text:p>
      <text:p text:style-name="P2"><text:span text:style-name="T3">Q: Need to find out more about the different types of database purposes...e.g. </text:span><text:span text:style-name="T2">Financial,Sales, </text:span><text:span text:style-name="T3">IT, </text:span><text:span text:style-name="T2">Engineering, Law etc. etc.??</text:span></text:p>
      <text:list xml:id="list1406645874" text:style-name="L1">
        <text:list-item>
          <text:p text:style-name="P8">How relevant are the other databases like SAP, Hadoop, NoSQL and MapReduce to <text:span text:style-name="T6">this class</text:span>?</text:p>
        </text:list-item>
        <text:list-item>
          <text:p text:style-name="P9">Data Processing – is this related to data validation?</text:p>
        </text:list-item>
        <text:list-item>
          <text:p text:style-name="P11">Entity relationship diagram (chen’s and crow’s foot notation…)</text:p>
        </text:list-item>
        <text:list-item>
          <text:p text:style-name="P11">UML diagram</text:p>
        </text:list-item>
      </text:list>
      <text:p text:style-name="P5"/>
      <text:p text:style-name="P12">Homework Problem questions</text:p>
      <text:p text:style-name="P13">Junction tables with 1:M and M:1 relationships See Problem 10 on homework</text:p>
      <text:p text:style-name="P14">Ans: Bridge table is one possible answer to this question (Enroll)</text:p>
      <text:p text:style-name="P10"/>
      <text:p text:style-name="P10"><text:span text:style-name="T6">Creating </text:span>new entity <text:span text:style-name="T6">or </text:span>new attribute<text:span text:style-name="T6">s</text:span> <text:span text:style-name="T6">e.g. </text:span>Manager/Employee </text:p>
      <text:p text:style-name="P14">Ans: <text:s/>More complicated answer depends on the situation, but generally helpful to remember the rule about tables they are designed to contain related data inside it.</text:p>
      <text:p text:style-name="P6"/>
      <text:p text:style-name="P15">What are the major parts of the conceptual or logical design? <text:s/>What is meant by a data object?</text:p>
      <text:p text:style-name="P6"/>
      <text:p text:style-name="P6"/>
      <text:p text:style-name="P16">Constraints show up multiple times in different views of model, are these the same constraints or not?</text:p>
      <text:p text:style-name="P14">Ans: <text:s/>Constraint show up in SQLs which are discussed in Chapter 7 as well</text:p>
      <text:p text:style-name="P7"/>
      <text:p text:style-name="P4"/>
      <text:p text:style-name="P18"/>
      <text:p text:style-name="P21">Problem Sets and HW</text:p>
      <text:p text:style-name="P17"/>
      <text:p text:style-name="P17"><text:span text:style-name="T7">From PS2</text:span></text:p>
      <text:p text:style-name="P17">Note: About the strength of these relationships, I was not sure whether or not the goal of a strong relationship would be to create some kind of Loop or complete circuit that would travel through certain entities...e.g. Visit to Medical Records which may be also a strong relationship (Time of Visit key if used) that would create a more thorough path of Strong relationships. <text:s/>If that is desirable.</text:p>
      <text:p text:style-name="P20"><text:span text:style-name="T7">General Concerns (Planning forward etc.)</text:span></text:p>
      <text:p text:style-name="P19">Analytical/OLAP</text:p>
      <text:p text:style-name="P18">Business Intelligence</text:p>
      <text:p text:style-name="P18">Distributed DB and Cloud Database platform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7T01:18:31.276307010</meta:creation-date>
    <dc:date>2018-10-07T01:25:23.231552439</dc:date>
    <meta:editing-duration>PT3M50S</meta:editing-duration>
    <meta:editing-cycles>4</meta:editing-cycles>
    <meta:generator>LibreOffice/6.0.1.1$Linux_X86_64 LibreOffice_project/00m0$Build-1</meta:generator>
    <meta:document-statistic meta:table-count="0" meta:image-count="0" meta:object-count="0" meta:page-count="3" meta:paragraph-count="22" meta:word-count="303" meta:character-count="1850" meta:non-whitespace-character-count="1565"/>
  </office:meta>
</office:document-meta>
</file>